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UCB_result_0817-server-2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3" table:default-cell-style-name="Default"/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PUCB</text:p>
          </table:table-cell>
          <table:table-cell office:value-type="string" calcext:value-type="string">
            <text:p>decomposed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119280843816828" calcext:value-type="float">
            <text:p>0.011928084381683</text:p>
          </table:table-cell>
          <table:table-cell office:value-type="float" office:value="37340.8094358319" calcext:value-type="float">
            <text:p>37340.8094358319</text:p>
          </table:table-cell>
          <table:table-cell office:value-type="float" office:value="35819.9912200144" calcext:value-type="float">
            <text:p>35819.9912200144</text:p>
          </table:table-cell>
          <table:table-cell office:value-type="float" office:value="41008.8940743995" calcext:value-type="float">
            <text:p>41008.8940743995</text:p>
          </table:table-cell>
          <table:table-cell office:value-type="float" office:value="34703.6061902987" calcext:value-type="float">
            <text:p>34703.6061902987</text:p>
          </table:table-cell>
          <table:table-cell office:value-type="float" office:value="38092.5432441783" calcext:value-type="float">
            <text:p>38092.5432441783</text:p>
          </table:table-cell>
          <table:table-cell office:value-type="float" office:value="32909.9978500031" calcext:value-type="float">
            <text:p>32909.9978500031</text:p>
          </table:table-cell>
          <table:table-cell office:value-type="float" office:value="37851.8728421937" calcext:value-type="float">
            <text:p>37851.8728421937</text:p>
          </table:table-cell>
          <table:table-cell office:value-type="float" office:value="36208.4572862849" calcext:value-type="float">
            <text:p>36208.4572862849</text:p>
          </table:table-cell>
          <table:table-cell office:value-type="float" office:value="31704.3257126583" calcext:value-type="float">
            <text:p>31704.3257126583</text:p>
          </table:table-cell>
          <table:table-cell office:value-type="float" office:value="36834.1419650771" calcext:value-type="float">
            <text:p>36834.1419650771</text:p>
          </table:table-cell>
          <table:table-cell table:number-columns-repeated="2"/>
          <table:table-cell office:value-type="float" office:value="0.0119280843816828" calcext:value-type="float">
            <text:p>0.011928084381683</text:p>
          </table:table-cell>
          <table:table-cell office:value-type="float" office:value="28747.035629963" calcext:value-type="float">
            <text:p>28747.035629963</text:p>
          </table:table-cell>
          <table:table-cell office:value-type="float" office:value="25883.0359656494" calcext:value-type="float">
            <text:p>25883.0359656494</text:p>
          </table:table-cell>
          <table:table-cell office:value-type="float" office:value="26742.8495187711" calcext:value-type="float">
            <text:p>26742.8495187711</text:p>
          </table:table-cell>
          <table:table-cell office:value-type="float" office:value="25905.0862503434" calcext:value-type="float">
            <text:p>25905.0862503434</text:p>
          </table:table-cell>
          <table:table-cell office:value-type="float" office:value="25282.4621703087" calcext:value-type="float">
            <text:p>25282.4621703087</text:p>
          </table:table-cell>
          <table:table-cell office:value-type="float" office:value="28809.4738513054" calcext:value-type="float">
            <text:p>28809.4738513054</text:p>
          </table:table-cell>
          <table:table-cell office:value-type="float" office:value="23036.537531579" calcext:value-type="float">
            <text:p>23036.537531579</text:p>
          </table:table-cell>
          <table:table-cell office:value-type="float" office:value="24691.3966098714" calcext:value-type="float">
            <text:p>24691.3966098714</text:p>
          </table:table-cell>
          <table:table-cell office:value-type="float" office:value="24840.5437370441" calcext:value-type="float">
            <text:p>24840.5437370441</text:p>
          </table:table-cell>
          <table:table-cell office:value-type="float" office:value="29311.1299852999" calcext:value-type="float">
            <text:p>29311.1299852999</text:p>
          </table:table-cell>
        </table:table-row>
        <table:table-row table:style-name="ro1">
          <table:table-cell office:value-type="float" office:value="0.0238561687633656" calcext:value-type="float">
            <text:p>0.023856168763366</text:p>
          </table:table-cell>
          <table:table-cell office:value-type="float" office:value="41549.3592934306" calcext:value-type="float">
            <text:p>41549.3592934306</text:p>
          </table:table-cell>
          <table:table-cell office:value-type="float" office:value="36640.2678726585" calcext:value-type="float">
            <text:p>36640.2678726585</text:p>
          </table:table-cell>
          <table:table-cell office:value-type="float" office:value="34952.2318664867" calcext:value-type="float">
            <text:p>34952.2318664867</text:p>
          </table:table-cell>
          <table:table-cell office:value-type="float" office:value="34285.0571677808" calcext:value-type="float">
            <text:p>34285.0571677808</text:p>
          </table:table-cell>
          <table:table-cell office:value-type="float" office:value="33916.976810251" calcext:value-type="float">
            <text:p>33916.976810251</text:p>
          </table:table-cell>
          <table:table-cell office:value-type="float" office:value="36203.6314935701" calcext:value-type="float">
            <text:p>36203.6314935701</text:p>
          </table:table-cell>
          <table:table-cell office:value-type="float" office:value="35493.7644051483" calcext:value-type="float">
            <text:p>35493.7644051483</text:p>
          </table:table-cell>
          <table:table-cell office:value-type="float" office:value="35366.4194598077" calcext:value-type="float">
            <text:p>35366.4194598077</text:p>
          </table:table-cell>
          <table:table-cell office:value-type="float" office:value="36588.3999629197" calcext:value-type="float">
            <text:p>36588.3999629197</text:p>
          </table:table-cell>
          <table:table-cell office:value-type="float" office:value="35191.7031857535" calcext:value-type="float">
            <text:p>35191.7031857535</text:p>
          </table:table-cell>
          <table:table-cell table:number-columns-repeated="2"/>
          <table:table-cell office:value-type="float" office:value="0.0238561687633656" calcext:value-type="float">
            <text:p>0.023856168763366</text:p>
          </table:table-cell>
          <table:table-cell office:value-type="float" office:value="24280.6637209668" calcext:value-type="float">
            <text:p>24280.6637209668</text:p>
          </table:table-cell>
          <table:table-cell office:value-type="float" office:value="28359.6836128844" calcext:value-type="float">
            <text:p>28359.6836128844</text:p>
          </table:table-cell>
          <table:table-cell office:value-type="float" office:value="26015.2510209992" calcext:value-type="float">
            <text:p>26015.2510209992</text:p>
          </table:table-cell>
          <table:table-cell office:value-type="float" office:value="24654.2086992833" calcext:value-type="float">
            <text:p>24654.2086992833</text:p>
          </table:table-cell>
          <table:table-cell office:value-type="float" office:value="27987.4349778344" calcext:value-type="float">
            <text:p>27987.4349778344</text:p>
          </table:table-cell>
          <table:table-cell office:value-type="float" office:value="26845.9671320229" calcext:value-type="float">
            <text:p>26845.9671320229</text:p>
          </table:table-cell>
          <table:table-cell office:value-type="float" office:value="27023.3035234757" calcext:value-type="float">
            <text:p>27023.3035234757</text:p>
          </table:table-cell>
          <table:table-cell office:value-type="float" office:value="26863.9463495795" calcext:value-type="float">
            <text:p>26863.9463495795</text:p>
          </table:table-cell>
          <table:table-cell office:value-type="float" office:value="26964.4393939261" calcext:value-type="float">
            <text:p>26964.4393939261</text:p>
          </table:table-cell>
          <table:table-cell office:value-type="float" office:value="26094.971587202" calcext:value-type="float">
            <text:p>26094.971587202</text:p>
          </table:table-cell>
        </table:table-row>
        <table:table-row table:style-name="ro1">
          <table:table-cell office:value-type="float" office:value="0.0596404219084141" calcext:value-type="float">
            <text:p>0.059640421908414</text:p>
          </table:table-cell>
          <table:table-cell office:value-type="float" office:value="45657.9546246388" calcext:value-type="float">
            <text:p>45657.9546246388</text:p>
          </table:table-cell>
          <table:table-cell office:value-type="float" office:value="37165.3143176469" calcext:value-type="float">
            <text:p>37165.3143176469</text:p>
          </table:table-cell>
          <table:table-cell office:value-type="float" office:value="33742.4379100807" calcext:value-type="float">
            <text:p>33742.4379100807</text:p>
          </table:table-cell>
          <table:table-cell office:value-type="float" office:value="36649.9968591536" calcext:value-type="float">
            <text:p>36649.9968591536</text:p>
          </table:table-cell>
          <table:table-cell office:value-type="float" office:value="33772.2431727021" calcext:value-type="float">
            <text:p>33772.2431727021</text:p>
          </table:table-cell>
          <table:table-cell office:value-type="float" office:value="36127.0623694939" calcext:value-type="float">
            <text:p>36127.0623694939</text:p>
          </table:table-cell>
          <table:table-cell office:value-type="float" office:value="40038.2568730943" calcext:value-type="float">
            <text:p>40038.2568730943</text:p>
          </table:table-cell>
          <table:table-cell office:value-type="float" office:value="31868.1109495137" calcext:value-type="float">
            <text:p>31868.1109495137</text:p>
          </table:table-cell>
          <table:table-cell office:value-type="float" office:value="32011.4534396417" calcext:value-type="float">
            <text:p>32011.4534396417</text:p>
          </table:table-cell>
          <table:table-cell office:value-type="float" office:value="33521.3635886277" calcext:value-type="float">
            <text:p>33521.3635886277</text:p>
          </table:table-cell>
          <table:table-cell table:number-columns-repeated="2"/>
          <table:table-cell office:value-type="float" office:value="0.0596404219084141" calcext:value-type="float">
            <text:p>0.059640421908414</text:p>
          </table:table-cell>
          <table:table-cell office:value-type="float" office:value="28777.3274105193" calcext:value-type="float">
            <text:p>28777.3274105193</text:p>
          </table:table-cell>
          <table:table-cell office:value-type="float" office:value="27249.7620113336" calcext:value-type="float">
            <text:p>27249.7620113336</text:p>
          </table:table-cell>
          <table:table-cell office:value-type="float" office:value="26021.0118988403" calcext:value-type="float">
            <text:p>26021.0118988403</text:p>
          </table:table-cell>
          <table:table-cell office:value-type="float" office:value="23652.242911554" calcext:value-type="float">
            <text:p>23652.242911554</text:p>
          </table:table-cell>
          <table:table-cell office:value-type="float" office:value="24488.5598458829" calcext:value-type="float">
            <text:p>24488.5598458829</text:p>
          </table:table-cell>
          <table:table-cell office:value-type="float" office:value="23399.4862185325" calcext:value-type="float">
            <text:p>23399.4862185325</text:p>
          </table:table-cell>
          <table:table-cell office:value-type="float" office:value="26437.3390229254" calcext:value-type="float">
            <text:p>26437.3390229254</text:p>
          </table:table-cell>
          <table:table-cell office:value-type="float" office:value="25684.994838439" calcext:value-type="float">
            <text:p>25684.994838439</text:p>
          </table:table-cell>
          <table:table-cell office:value-type="float" office:value="28420.0444418387" calcext:value-type="float">
            <text:p>28420.0444418387</text:p>
          </table:table-cell>
          <table:table-cell office:value-type="float" office:value="26198.3369841291" calcext:value-type="float">
            <text:p>26198.3369841291</text:p>
          </table:table-cell>
        </table:table-row>
        <table:table-row table:style-name="ro1">
          <table:table-cell office:value-type="float" office:value="0.119280843816828" calcext:value-type="float">
            <text:p>0.119280843816828</text:p>
          </table:table-cell>
          <table:table-cell office:value-type="float" office:value="38662.1874196565" calcext:value-type="float">
            <text:p>38662.1874196565</text:p>
          </table:table-cell>
          <table:table-cell office:value-type="float" office:value="39783.3607132359" calcext:value-type="float">
            <text:p>39783.3607132359</text:p>
          </table:table-cell>
          <table:table-cell office:value-type="float" office:value="34437.1510588681" calcext:value-type="float">
            <text:p>34437.1510588681</text:p>
          </table:table-cell>
          <table:table-cell office:value-type="float" office:value="35522.94504343" calcext:value-type="float">
            <text:p>35522.94504343</text:p>
          </table:table-cell>
          <table:table-cell office:value-type="float" office:value="36856.3863297983" calcext:value-type="float">
            <text:p>36856.3863297983</text:p>
          </table:table-cell>
          <table:table-cell office:value-type="float" office:value="34327.2008756712" calcext:value-type="float">
            <text:p>34327.2008756712</text:p>
          </table:table-cell>
          <table:table-cell office:value-type="float" office:value="37965.0419791707" calcext:value-type="float">
            <text:p>37965.0419791707</text:p>
          </table:table-cell>
          <table:table-cell office:value-type="float" office:value="31119.6028796626" calcext:value-type="float">
            <text:p>31119.6028796626</text:p>
          </table:table-cell>
          <table:table-cell office:value-type="float" office:value="31608.4856164551" calcext:value-type="float">
            <text:p>31608.4856164551</text:p>
          </table:table-cell>
          <table:table-cell office:value-type="float" office:value="36062.4018653772" calcext:value-type="float">
            <text:p>36062.4018653772</text:p>
          </table:table-cell>
          <table:table-cell table:number-columns-repeated="2"/>
          <table:table-cell office:value-type="float" office:value="0.119280843816828" calcext:value-type="float">
            <text:p>0.119280843816828</text:p>
          </table:table-cell>
          <table:table-cell office:value-type="float" office:value="27382.8746129028" calcext:value-type="float">
            <text:p>27382.8746129028</text:p>
          </table:table-cell>
          <table:table-cell office:value-type="float" office:value="25067.0911149517" calcext:value-type="float">
            <text:p>25067.0911149517</text:p>
          </table:table-cell>
          <table:table-cell office:value-type="float" office:value="28247.5478796051" calcext:value-type="float">
            <text:p>28247.5478796051</text:p>
          </table:table-cell>
          <table:table-cell office:value-type="float" office:value="26337.293713087" calcext:value-type="float">
            <text:p>26337.293713087</text:p>
          </table:table-cell>
          <table:table-cell office:value-type="float" office:value="27498.406473402" calcext:value-type="float">
            <text:p>27498.406473402</text:p>
          </table:table-cell>
          <table:table-cell office:value-type="float" office:value="27212.5330378665" calcext:value-type="float">
            <text:p>27212.5330378665</text:p>
          </table:table-cell>
          <table:table-cell table:style-name="ce1" office:value-type="float" office:value="21880.6727222366" calcext:value-type="float">
            <text:p>21880.6727222366</text:p>
          </table:table-cell>
          <table:table-cell office:value-type="float" office:value="26242.4027753481" calcext:value-type="float">
            <text:p>26242.4027753481</text:p>
          </table:table-cell>
          <table:table-cell office:value-type="float" office:value="26910.7726165711" calcext:value-type="float">
            <text:p>26910.7726165711</text:p>
          </table:table-cell>
          <table:table-cell office:value-type="float" office:value="26311.2831003303" calcext:value-type="float">
            <text:p>26311.2831003303</text:p>
          </table:table-cell>
        </table:table-row>
        <table:table-row table:style-name="ro1">
          <table:table-cell office:value-type="float" office:value="0.238561687633656" calcext:value-type="float">
            <text:p>0.238561687633656</text:p>
          </table:table-cell>
          <table:table-cell office:value-type="float" office:value="34301.5811860243" calcext:value-type="float">
            <text:p>34301.5811860243</text:p>
          </table:table-cell>
          <table:table-cell office:value-type="float" office:value="35015.7978341359" calcext:value-type="float">
            <text:p>35015.7978341359</text:p>
          </table:table-cell>
          <table:table-cell office:value-type="float" office:value="34735.3344356214" calcext:value-type="float">
            <text:p>34735.3344356214</text:p>
          </table:table-cell>
          <table:table-cell office:value-type="float" office:value="42312.5937607063" calcext:value-type="float">
            <text:p>42312.5937607063</text:p>
          </table:table-cell>
          <table:table-cell office:value-type="float" office:value="37239.6640763275" calcext:value-type="float">
            <text:p>37239.6640763275</text:p>
          </table:table-cell>
          <table:table-cell office:value-type="float" office:value="38820.4336831579" calcext:value-type="float">
            <text:p>38820.4336831579</text:p>
          </table:table-cell>
          <table:table-cell office:value-type="float" office:value="38784.0953590818" calcext:value-type="float">
            <text:p>38784.0953590818</text:p>
          </table:table-cell>
          <table:table-cell office:value-type="float" office:value="34458.1545292199" calcext:value-type="float">
            <text:p>34458.1545292199</text:p>
          </table:table-cell>
          <table:table-cell office:value-type="float" office:value="34047.3504714092" calcext:value-type="float">
            <text:p>34047.3504714092</text:p>
          </table:table-cell>
          <table:table-cell table:style-name="ce1" office:value-type="float" office:value="29197.3283463988" calcext:value-type="float">
            <text:p>29197.3283463988</text:p>
          </table:table-cell>
          <table:table-cell table:number-columns-repeated="2"/>
          <table:table-cell office:value-type="float" office:value="0.238561687633656" calcext:value-type="float">
            <text:p>0.238561687633656</text:p>
          </table:table-cell>
          <table:table-cell office:value-type="float" office:value="25707.1350144463" calcext:value-type="float">
            <text:p>25707.1350144463</text:p>
          </table:table-cell>
          <table:table-cell office:value-type="float" office:value="25722.3606715586" calcext:value-type="float">
            <text:p>25722.3606715586</text:p>
          </table:table-cell>
          <table:table-cell office:value-type="float" office:value="24783.7348252405" calcext:value-type="float">
            <text:p>24783.7348252405</text:p>
          </table:table-cell>
          <table:table-cell office:value-type="float" office:value="28719.3141350523" calcext:value-type="float">
            <text:p>28719.3141350523</text:p>
          </table:table-cell>
          <table:table-cell office:value-type="float" office:value="24644.006747649" calcext:value-type="float">
            <text:p>24644.006747649</text:p>
          </table:table-cell>
          <table:table-cell office:value-type="float" office:value="27501.2178614204" calcext:value-type="float">
            <text:p>27501.2178614204</text:p>
          </table:table-cell>
          <table:table-cell office:value-type="float" office:value="23239.5172377806" calcext:value-type="float">
            <text:p>23239.5172377806</text:p>
          </table:table-cell>
          <table:table-cell office:value-type="float" office:value="27778.0377619823" calcext:value-type="float">
            <text:p>27778.0377619823</text:p>
          </table:table-cell>
          <table:table-cell office:value-type="float" office:value="25953.4463334749" calcext:value-type="float">
            <text:p>25953.4463334749</text:p>
          </table:table-cell>
          <table:table-cell office:value-type="float" office:value="27209.7679783286" calcext:value-type="float">
            <text:p>27209.7679783286</text:p>
          </table:table-cell>
        </table:table-row>
        <table:table-row table:style-name="ro1">
          <table:table-cell office:value-type="float" office:value="0.596404219084141" calcext:value-type="float">
            <text:p>0.596404219084141</text:p>
          </table:table-cell>
          <table:table-cell office:value-type="float" office:value="35708.1075007643" calcext:value-type="float">
            <text:p>35708.1075007643</text:p>
          </table:table-cell>
          <table:table-cell office:value-type="float" office:value="35063.6031084287" calcext:value-type="float">
            <text:p>35063.6031084287</text:p>
          </table:table-cell>
          <table:table-cell office:value-type="float" office:value="40120.6565647172" calcext:value-type="float">
            <text:p>40120.6565647172</text:p>
          </table:table-cell>
          <table:table-cell office:value-type="float" office:value="35210.6345752917" calcext:value-type="float">
            <text:p>35210.6345752917</text:p>
          </table:table-cell>
          <table:table-cell office:value-type="float" office:value="34852.6796111269" calcext:value-type="float">
            <text:p>34852.6796111269</text:p>
          </table:table-cell>
          <table:table-cell office:value-type="float" office:value="32590.6913332349" calcext:value-type="float">
            <text:p>32590.6913332349</text:p>
          </table:table-cell>
          <table:table-cell office:value-type="float" office:value="39770.2032632921" calcext:value-type="float">
            <text:p>39770.2032632921</text:p>
          </table:table-cell>
          <table:table-cell office:value-type="float" office:value="33139.4701507131" calcext:value-type="float">
            <text:p>33139.4701507131</text:p>
          </table:table-cell>
          <table:table-cell office:value-type="float" office:value="31852.7893710674" calcext:value-type="float">
            <text:p>31852.7893710674</text:p>
          </table:table-cell>
          <table:table-cell office:value-type="float" office:value="37102.9869392434" calcext:value-type="float">
            <text:p>37102.9869392434</text:p>
          </table:table-cell>
          <table:table-cell table:number-columns-repeated="2"/>
          <table:table-cell office:value-type="float" office:value="0.596404219084141" calcext:value-type="float">
            <text:p>0.596404219084141</text:p>
          </table:table-cell>
          <table:table-cell office:value-type="float" office:value="23587.9964373991" calcext:value-type="float">
            <text:p>23587.9964373991</text:p>
          </table:table-cell>
          <table:table-cell office:value-type="float" office:value="28855.499432591" calcext:value-type="float">
            <text:p>28855.499432591</text:p>
          </table:table-cell>
          <table:table-cell office:value-type="float" office:value="26026.9694578709" calcext:value-type="float">
            <text:p>26026.9694578709</text:p>
          </table:table-cell>
          <table:table-cell office:value-type="float" office:value="23379.5267088964" calcext:value-type="float">
            <text:p>23379.5267088964</text:p>
          </table:table-cell>
          <table:table-cell office:value-type="float" office:value="23383.9535467109" calcext:value-type="float">
            <text:p>23383.9535467109</text:p>
          </table:table-cell>
          <table:table-cell office:value-type="float" office:value="26161.9513421776" calcext:value-type="float">
            <text:p>26161.9513421776</text:p>
          </table:table-cell>
          <table:table-cell office:value-type="float" office:value="25659.1588814025" calcext:value-type="float">
            <text:p>25659.1588814025</text:p>
          </table:table-cell>
          <table:table-cell office:value-type="float" office:value="26541.2856707405" calcext:value-type="float">
            <text:p>26541.2856707405</text:p>
          </table:table-cell>
          <table:table-cell office:value-type="float" office:value="29548.6018423787" calcext:value-type="float">
            <text:p>29548.6018423787</text:p>
          </table:table-cell>
          <table:table-cell office:value-type="float" office:value="22847.7642917295" calcext:value-type="float">
            <text:p>22847.7642917295</text:p>
          </table:table-cell>
        </table:table-row>
        <table:table-row table:style-name="ro1">
          <table:table-cell office:value-type="float" office:value="1.19280843816828" calcext:value-type="float">
            <text:p>1.19280843816828</text:p>
          </table:table-cell>
          <table:table-cell office:value-type="float" office:value="39106.8844194449" calcext:value-type="float">
            <text:p>39106.8844194449</text:p>
          </table:table-cell>
          <table:table-cell office:value-type="float" office:value="35812.1901024327" calcext:value-type="float">
            <text:p>35812.1901024327</text:p>
          </table:table-cell>
          <table:table-cell office:value-type="float" office:value="33511.4536951807" calcext:value-type="float">
            <text:p>33511.4536951807</text:p>
          </table:table-cell>
          <table:table-cell office:value-type="float" office:value="30222.1124106456" calcext:value-type="float">
            <text:p>30222.1124106456</text:p>
          </table:table-cell>
          <table:table-cell office:value-type="float" office:value="38045.9754274927" calcext:value-type="float">
            <text:p>38045.9754274927</text:p>
          </table:table-cell>
          <table:table-cell office:value-type="float" office:value="36709.1994377181" calcext:value-type="float">
            <text:p>36709.1994377181</text:p>
          </table:table-cell>
          <table:table-cell office:value-type="float" office:value="32669.6380672868" calcext:value-type="float">
            <text:p>32669.6380672868</text:p>
          </table:table-cell>
          <table:table-cell office:value-type="float" office:value="30056.2397520418" calcext:value-type="float">
            <text:p>30056.2397520418</text:p>
          </table:table-cell>
          <table:table-cell office:value-type="float" office:value="32286.7285949872" calcext:value-type="float">
            <text:p>32286.7285949872</text:p>
          </table:table-cell>
          <table:table-cell office:value-type="float" office:value="33158.5911808261" calcext:value-type="float">
            <text:p>33158.5911808261</text:p>
          </table:table-cell>
          <table:table-cell table:number-columns-repeated="2"/>
          <table:table-cell office:value-type="float" office:value="1.19280843816828" calcext:value-type="float">
            <text:p>1.19280843816828</text:p>
          </table:table-cell>
          <table:table-cell office:value-type="float" office:value="23057.7180364726" calcext:value-type="float">
            <text:p>23057.7180364726</text:p>
          </table:table-cell>
          <table:table-cell office:value-type="float" office:value="26519.4197487549" calcext:value-type="float">
            <text:p>26519.4197487549</text:p>
          </table:table-cell>
          <table:table-cell office:value-type="float" office:value="27626.21057555" calcext:value-type="float">
            <text:p>27626.21057555</text:p>
          </table:table-cell>
          <table:table-cell office:value-type="float" office:value="27062.6107533311" calcext:value-type="float">
            <text:p>27062.6107533311</text:p>
          </table:table-cell>
          <table:table-cell office:value-type="float" office:value="28491.1953302717" calcext:value-type="float">
            <text:p>28491.1953302717</text:p>
          </table:table-cell>
          <table:table-cell office:value-type="float" office:value="29747.051096359" calcext:value-type="float">
            <text:p>29747.051096359</text:p>
          </table:table-cell>
          <table:table-cell office:value-type="float" office:value="27062.3290219001" calcext:value-type="float">
            <text:p>27062.3290219001</text:p>
          </table:table-cell>
          <table:table-cell office:value-type="float" office:value="27024.8682226193" calcext:value-type="float">
            <text:p>27024.8682226193</text:p>
          </table:table-cell>
          <table:table-cell office:value-type="float" office:value="27160.09549556" calcext:value-type="float">
            <text:p>27160.09549556</text:p>
          </table:table-cell>
          <table:table-cell office:value-type="float" office:value="25657.4761822532" calcext:value-type="float">
            <text:p>25657.4761822532</text:p>
          </table:table-cell>
        </table:table-row>
        <table:table-row table:style-name="ro1">
          <table:table-cell office:value-type="float" office:value="2.38561687633656" calcext:value-type="float">
            <text:p>2.38561687633656</text:p>
          </table:table-cell>
          <table:table-cell office:value-type="float" office:value="31231.9228666562" calcext:value-type="float">
            <text:p>31231.9228666562</text:p>
          </table:table-cell>
          <table:table-cell office:value-type="float" office:value="36547.4677428781" calcext:value-type="float">
            <text:p>36547.4677428781</text:p>
          </table:table-cell>
          <table:table-cell office:value-type="float" office:value="36201.3619257957" calcext:value-type="float">
            <text:p>36201.3619257957</text:p>
          </table:table-cell>
          <table:table-cell office:value-type="float" office:value="33634.7153391988" calcext:value-type="float">
            <text:p>33634.7153391988</text:p>
          </table:table-cell>
          <table:table-cell office:value-type="float" office:value="35071.4002057312" calcext:value-type="float">
            <text:p>35071.4002057312</text:p>
          </table:table-cell>
          <table:table-cell office:value-type="float" office:value="33923.7880574666" calcext:value-type="float">
            <text:p>33923.7880574666</text:p>
          </table:table-cell>
          <table:table-cell office:value-type="float" office:value="37219.6847161478" calcext:value-type="float">
            <text:p>37219.6847161478</text:p>
          </table:table-cell>
          <table:table-cell office:value-type="float" office:value="32213.4227150772" calcext:value-type="float">
            <text:p>32213.4227150772</text:p>
          </table:table-cell>
          <table:table-cell office:value-type="float" office:value="34153.6784935625" calcext:value-type="float">
            <text:p>34153.6784935625</text:p>
          </table:table-cell>
          <table:table-cell office:value-type="float" office:value="34707.6926128395" calcext:value-type="float">
            <text:p>34707.6926128395</text:p>
          </table:table-cell>
          <table:table-cell table:number-columns-repeated="2"/>
          <table:table-cell office:value-type="float" office:value="2.38561687633656" calcext:value-type="float">
            <text:p>2.38561687633656</text:p>
          </table:table-cell>
          <table:table-cell office:value-type="float" office:value="24632.6707376786" calcext:value-type="float">
            <text:p>24632.6707376786</text:p>
          </table:table-cell>
          <table:table-cell office:value-type="float" office:value="24742.2178156674" calcext:value-type="float">
            <text:p>24742.2178156674</text:p>
          </table:table-cell>
          <table:table-cell office:value-type="float" office:value="24539.1809919817" calcext:value-type="float">
            <text:p>24539.1809919817</text:p>
          </table:table-cell>
          <table:table-cell office:value-type="float" office:value="28239.984439384" calcext:value-type="float">
            <text:p>28239.984439384</text:p>
          </table:table-cell>
          <table:table-cell office:value-type="float" office:value="27014.4288711903" calcext:value-type="float">
            <text:p>27014.4288711903</text:p>
          </table:table-cell>
          <table:table-cell office:value-type="float" office:value="24316.023575982" calcext:value-type="float">
            <text:p>24316.023575982</text:p>
          </table:table-cell>
          <table:table-cell office:value-type="float" office:value="22969.6290921293" calcext:value-type="float">
            <text:p>22969.6290921293</text:p>
          </table:table-cell>
          <table:table-cell office:value-type="float" office:value="27360.8185948262" calcext:value-type="float">
            <text:p>27360.8185948262</text:p>
          </table:table-cell>
          <table:table-cell office:value-type="float" office:value="25523.0610272426" calcext:value-type="float">
            <text:p>25523.0610272426</text:p>
          </table:table-cell>
          <table:table-cell office:value-type="float" office:value="25506.4836339581" calcext:value-type="float">
            <text:p>25506.4836339581</text:p>
          </table:table-cell>
        </table:table-row>
        <table:table-row table:style-name="ro1">
          <table:table-cell office:value-type="float" office:value="5.96404219084141" calcext:value-type="float">
            <text:p>5.96404219084141</text:p>
          </table:table-cell>
          <table:table-cell office:value-type="float" office:value="34534.8072141643" calcext:value-type="float">
            <text:p>34534.8072141643</text:p>
          </table:table-cell>
          <table:table-cell office:value-type="float" office:value="40251.8690110534" calcext:value-type="float">
            <text:p>40251.8690110534</text:p>
          </table:table-cell>
          <table:table-cell office:value-type="float" office:value="40065.7425996054" calcext:value-type="float">
            <text:p>40065.7425996054</text:p>
          </table:table-cell>
          <table:table-cell office:value-type="float" office:value="32628.7986075388" calcext:value-type="float">
            <text:p>32628.7986075388</text:p>
          </table:table-cell>
          <table:table-cell office:value-type="float" office:value="37128.6425488435" calcext:value-type="float">
            <text:p>37128.6425488435</text:p>
          </table:table-cell>
          <table:table-cell office:value-type="float" office:value="35193.1284120457" calcext:value-type="float">
            <text:p>35193.1284120457</text:p>
          </table:table-cell>
          <table:table-cell office:value-type="float" office:value="34861.2391281181" calcext:value-type="float">
            <text:p>34861.2391281181</text:p>
          </table:table-cell>
          <table:table-cell office:value-type="float" office:value="37935.1388146403" calcext:value-type="float">
            <text:p>37935.1388146403</text:p>
          </table:table-cell>
          <table:table-cell office:value-type="float" office:value="32824.0787145661" calcext:value-type="float">
            <text:p>32824.0787145661</text:p>
          </table:table-cell>
          <table:table-cell office:value-type="float" office:value="37022.5558938975" calcext:value-type="float">
            <text:p>37022.5558938975</text:p>
          </table:table-cell>
          <table:table-cell table:number-columns-repeated="2"/>
          <table:table-cell office:value-type="float" office:value="5.96404219084141" calcext:value-type="float">
            <text:p>5.96404219084141</text:p>
          </table:table-cell>
          <table:table-cell office:value-type="float" office:value="27855.5641370641" calcext:value-type="float">
            <text:p>27855.5641370641</text:p>
          </table:table-cell>
          <table:table-cell office:value-type="float" office:value="26443.2019623895" calcext:value-type="float">
            <text:p>26443.2019623895</text:p>
          </table:table-cell>
          <table:table-cell office:value-type="float" office:value="27423.4182871214" calcext:value-type="float">
            <text:p>27423.4182871214</text:p>
          </table:table-cell>
          <table:table-cell office:value-type="float" office:value="26550.7187110438" calcext:value-type="float">
            <text:p>26550.7187110438</text:p>
          </table:table-cell>
          <table:table-cell office:value-type="float" office:value="24298.5267680385" calcext:value-type="float">
            <text:p>24298.5267680385</text:p>
          </table:table-cell>
          <table:table-cell office:value-type="float" office:value="23970.4545505487" calcext:value-type="float">
            <text:p>23970.4545505487</text:p>
          </table:table-cell>
          <table:table-cell office:value-type="float" office:value="29604.5307733675" calcext:value-type="float">
            <text:p>29604.5307733675</text:p>
          </table:table-cell>
          <table:table-cell office:value-type="float" office:value="23478.4266408407" calcext:value-type="float">
            <text:p>23478.4266408407</text:p>
          </table:table-cell>
          <table:table-cell office:value-type="float" office:value="27826.1526104477" calcext:value-type="float">
            <text:p>27826.1526104477</text:p>
          </table:table-cell>
          <table:table-cell office:value-type="float" office:value="26517.1540717783" calcext:value-type="float">
            <text:p>26517.1540717783</text:p>
          </table:table-cell>
        </table:table-row>
        <table:table-row table:style-name="ro1">
          <table:table-cell office:value-type="float" office:value="11.9280843816828" calcext:value-type="float">
            <text:p>11.9280843816828</text:p>
          </table:table-cell>
          <table:table-cell office:value-type="float" office:value="36477.4214371078" calcext:value-type="float">
            <text:p>36477.4214371078</text:p>
          </table:table-cell>
          <table:table-cell office:value-type="float" office:value="32725.578082068" calcext:value-type="float">
            <text:p>32725.578082068</text:p>
          </table:table-cell>
          <table:table-cell office:value-type="float" office:value="34349.9272852429" calcext:value-type="float">
            <text:p>34349.9272852429</text:p>
          </table:table-cell>
          <table:table-cell office:value-type="float" office:value="36394.1398539397" calcext:value-type="float">
            <text:p>36394.1398539397</text:p>
          </table:table-cell>
          <table:table-cell office:value-type="float" office:value="35326.6150445929" calcext:value-type="float">
            <text:p>35326.6150445929</text:p>
          </table:table-cell>
          <table:table-cell office:value-type="float" office:value="31370.0283548455" calcext:value-type="float">
            <text:p>31370.0283548455</text:p>
          </table:table-cell>
          <table:table-cell office:value-type="float" office:value="35690.8599431403" calcext:value-type="float">
            <text:p>35690.8599431403</text:p>
          </table:table-cell>
          <table:table-cell office:value-type="float" office:value="37716.6806807525" calcext:value-type="float">
            <text:p>37716.6806807525</text:p>
          </table:table-cell>
          <table:table-cell office:value-type="float" office:value="38889.0173205635" calcext:value-type="float">
            <text:p>38889.0173205635</text:p>
          </table:table-cell>
          <table:table-cell office:value-type="float" office:value="32736.9813836659" calcext:value-type="float">
            <text:p>32736.9813836659</text:p>
          </table:table-cell>
          <table:table-cell table:number-columns-repeated="2"/>
          <table:table-cell office:value-type="float" office:value="11.9280843816828" calcext:value-type="float">
            <text:p>11.9280843816828</text:p>
          </table:table-cell>
          <table:table-cell office:value-type="float" office:value="24373.4331851359" calcext:value-type="float">
            <text:p>24373.4331851359</text:p>
          </table:table-cell>
          <table:table-cell office:value-type="float" office:value="26296.154769582" calcext:value-type="float">
            <text:p>26296.154769582</text:p>
          </table:table-cell>
          <table:table-cell office:value-type="float" office:value="25391.8433286747" calcext:value-type="float">
            <text:p>25391.8433286747</text:p>
          </table:table-cell>
          <table:table-cell office:value-type="float" office:value="26356.3113325526" calcext:value-type="float">
            <text:p>26356.3113325526</text:p>
          </table:table-cell>
          <table:table-cell office:value-type="float" office:value="22925.3585612604" calcext:value-type="float">
            <text:p>22925.3585612604</text:p>
          </table:table-cell>
          <table:table-cell office:value-type="float" office:value="24872.8518162501" calcext:value-type="float">
            <text:p>24872.8518162501</text:p>
          </table:table-cell>
          <table:table-cell office:value-type="float" office:value="24043.4126541587" calcext:value-type="float">
            <text:p>24043.4126541587</text:p>
          </table:table-cell>
          <table:table-cell office:value-type="float" office:value="22601.9769839566" calcext:value-type="float">
            <text:p>22601.9769839566</text:p>
          </table:table-cell>
          <table:table-cell office:value-type="float" office:value="24583.0104353583" calcext:value-type="float">
            <text:p>24583.0104353583</text:p>
          </table:table-cell>
          <table:table-cell office:value-type="float" office:value="24918.5492918791" calcext:value-type="float">
            <text:p>24918.549291879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2:.K11])" office:value-type="float" office:value="29197.3283463988" calcext:value-type="float">
            <text:p>29197.3283463988</text:p>
          </table:table-cell>
          <table:table-cell office:value-type="string" calcext:value-type="string">
            <text:p>average</text:p>
          </table:table-cell>
          <table:table-cell table:formula="of:=AVERAGE([.B2:.K11])" office:value-type="float" office:value="35544.9296341843" calcext:value-type="float">
            <text:p>35544.9296341843</text:p>
          </table:table-cell>
          <table:table-cell table:number-columns-repeated="9"/>
          <table:table-cell office:value-type="string" calcext:value-type="string">
            <text:p>min</text:p>
          </table:table-cell>
          <table:table-cell table:formula="of:=MIN([.O2:.X11])" office:value-type="float" office:value="21880.6727222366" calcext:value-type="float">
            <text:p>21880.6727222366</text:p>
          </table:table-cell>
          <table:table-cell office:value-type="string" calcext:value-type="string">
            <text:p>average</text:p>
          </table:table-cell>
          <table:table-cell table:formula="of:=AVERAGE([.O2:.X11])" office:value-type="float" office:value="26035.95175192" calcext:value-type="float">
            <text:p>26035.9517519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04:51:58.466031694</dc:date>
    <meta:editing-duration>PT2M37S</meta:editing-duration>
    <meta:editing-cycles>1</meta:editing-cycles>
    <meta:document-statistic meta:table-count="1" meta:cell-count="250" meta:object-count="0"/>
    <meta:generator>LibreOffice/6.0.3.2$Linux_X86_64 LibreOffice_project/00m0$Build-2</meta:generator>
  </office:meta>
</office:document-meta>
</file>